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e24f" officeooo:paragraph-rsid="0011e24f"/>
    </style:style>
    <style:style style:name="P2" style:family="paragraph" style:parent-style-name="Standard">
      <style:text-properties fo:font-weight="bold" officeooo:rsid="0011e24f" officeooo:paragraph-rsid="0013b2f2" style:font-weight-asian="bold" style:font-weight-complex="bold"/>
    </style:style>
    <style:style style:name="P3" style:family="paragraph" style:parent-style-name="Standard">
      <style:paragraph-properties fo:text-align="justify" style:justify-single-word="false"/>
      <style:text-properties fo:font-weight="normal" officeooo:rsid="0018551e" officeooo:paragraph-rsid="0018551e" style:font-weight-asian="normal" style:font-weight-complex="normal"/>
    </style:style>
    <style:style style:name="P4" style:family="paragraph" style:parent-style-name="Standard">
      <style:paragraph-properties fo:text-align="justify" style:justify-single-word="false"/>
      <style:text-properties fo:font-weight="normal" officeooo:rsid="001b5b6a" officeooo:paragraph-rsid="001b5b6a" style:font-weight-asian="normal" style:font-weight-complex="normal"/>
    </style:style>
    <style:style style:name="P5" style:family="paragraph" style:parent-style-name="Standard">
      <style:paragraph-properties fo:text-align="justify" style:justify-single-word="false"/>
      <style:text-properties fo:font-weight="normal" officeooo:rsid="00172c21" officeooo:paragraph-rsid="0027bd64" style:font-weight-asian="normal" style:font-weight-complex="normal"/>
    </style:style>
    <style:style style:name="P6" style:family="paragraph" style:parent-style-name="Standard">
      <style:paragraph-properties fo:text-align="justify" style:justify-single-word="false"/>
      <style:text-properties fo:font-weight="normal" officeooo:rsid="001a08fa" officeooo:paragraph-rsid="001e68c4" style:font-weight-asian="normal" style:font-weight-complex="normal"/>
    </style:style>
    <style:style style:name="P7" style:family="paragraph" style:parent-style-name="Standard">
      <style:text-properties officeooo:rsid="001a08fa" officeooo:paragraph-rsid="001a08fa"/>
    </style:style>
    <style:style style:name="P8" style:family="paragraph" style:parent-style-name="Standard">
      <style:paragraph-properties fo:text-align="justify" style:justify-single-word="false"/>
      <style:text-properties officeooo:rsid="0012dc85" officeooo:paragraph-rsid="0022d4d4"/>
    </style:style>
    <style:style style:name="P9" style:family="paragraph" style:parent-style-name="Standard">
      <style:paragraph-properties fo:text-align="justify" style:justify-single-word="false"/>
      <style:text-properties fo:font-weight="normal" officeooo:rsid="001e68c4" officeooo:paragraph-rsid="0028a5a1" style:font-weight-asian="normal" style:font-weight-complex="normal"/>
    </style:style>
    <style:style style:name="P10" style:family="paragraph" style:parent-style-name="Standard">
      <style:paragraph-properties fo:text-align="justify" style:justify-single-word="false"/>
      <style:text-properties fo:font-weight="normal" officeooo:rsid="00270cf1" officeooo:paragraph-rsid="0027bd64" style:font-weight-asian="normal" style:font-weight-complex="normal"/>
    </style:style>
    <style:style style:name="P11" style:family="paragraph" style:parent-style-name="Standard">
      <style:paragraph-properties fo:text-align="justify" style:justify-single-word="false"/>
      <style:text-properties fo:font-weight="normal" officeooo:rsid="00172c21" officeooo:paragraph-rsid="0027bd64" style:font-weight-asian="normal" style:font-weight-complex="normal"/>
    </style:style>
    <style:style style:name="P12" style:family="paragraph" style:parent-style-name="Standard">
      <style:paragraph-properties fo:text-align="justify" style:justify-single-word="false"/>
      <style:text-properties fo:font-weight="normal" officeooo:rsid="0028a5a1" officeooo:paragraph-rsid="0028a5a1"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377bc" style:font-weight-asian="normal" style:font-weight-complex="normal"/>
    </style:style>
    <style:style style:name="T3" style:family="text">
      <style:text-properties fo:font-weight="normal" officeooo:rsid="00137b3c" style:font-weight-asian="normal" style:font-weight-complex="normal"/>
    </style:style>
    <style:style style:name="T4" style:family="text">
      <style:text-properties fo:font-weight="normal" officeooo:rsid="0013b2f2" style:font-weight-asian="normal" style:font-weight-complex="normal"/>
    </style:style>
    <style:style style:name="T5" style:family="text">
      <style:text-properties fo:font-weight="normal" officeooo:rsid="00172c21" style:font-weight-asian="normal" style:font-weight-complex="normal"/>
    </style:style>
    <style:style style:name="T6" style:family="text">
      <style:text-properties fo:font-weight="normal" officeooo:rsid="001840a0" style:font-weight-asian="normal" style:font-weight-complex="normal"/>
    </style:style>
    <style:style style:name="T7" style:family="text">
      <style:text-properties fo:font-weight="normal" officeooo:rsid="001e68c4" style:font-weight-asian="normal" style:font-weight-complex="normal"/>
    </style:style>
    <style:style style:name="T8" style:family="text">
      <style:text-properties fo:font-weight="normal" officeooo:rsid="00205a1a" style:font-weight-asian="normal" style:font-weight-complex="normal"/>
    </style:style>
    <style:style style:name="T9" style:family="text">
      <style:text-properties fo:font-weight="normal" officeooo:rsid="0022d4d4" style:font-weight-asian="normal" style:font-weight-complex="normal"/>
    </style:style>
    <style:style style:name="T10" style:family="text">
      <style:text-properties officeooo:rsid="001e68c4"/>
    </style:style>
    <style:style style:name="T11" style:family="text">
      <style:text-properties officeooo:rsid="00270cf1"/>
    </style:style>
    <style:style style:name="T12" style:family="text">
      <style:text-properties officeooo:rsid="0027e32c"/>
    </style:style>
    <style:style style:name="T13" style:family="text">
      <style:text-properties officeooo:rsid="0028569b"/>
    </style:style>
    <style:style style:name="T14" style:family="text">
      <style:text-properties officeooo:rsid="0028a5a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text:span text:style-name="T7">editor</text:span>,</text:p>
      <text:p text:style-name="P2"/>
      <text:p text:style-name="P8">We are pleased to present an <text:span text:style-name="T10">original</text:span> research work entitled “<text:span text:style-name="T9">VSD-MOEA: A Dominance-Based Multi-Objective Evolutionary Algorithm with Explicit Variable Space Diversity Management</text:span>” by <text:span text:style-name="T2">Joel Chacón Castillo, Carlos Segura </text:span><text:span text:style-name="T9">and Carlos A. Coello Coello</text:span><text:span text:style-name="T1">. In this work we propose </text:span><text:span text:style-name="T2">an </text:span><text:span text:style-name="T4">innovative </text:span><text:span text:style-name="T2">technique </text:span><text:span text:style-name="T3">in the field of </text:span><text:span text:style-name="T9">multi-objective optimization</text:span><text:span text:style-name="T3">. </text:span><text:span text:style-name="T9">The novelty of VSD-MOEA dwell in the replacement phase that incorporates the use of variable space diversity and a novel objective density estimator.</text:span><text:span text:style-name="T3"> </text:span><text:span text:style-name="T9">The former</text:span><text:span text:style-name="T7"> is a novel</text:span><text:span text:style-name="T4"> strategy to deal with premature convergence, </text:span><text:span text:style-name="T7">which is</text:span><text:span text:style-name="T4"> known </text:span><text:span text:style-name="T7">to be</text:span><text:span text:style-name="T4"> one of the </text:span><text:span text:style-name="T8">main</text:span><text:span text:style-name="T4"> weakness</text:span><text:span text:style-name="T8">es</text:span><text:span text:style-name="T4"> in the Evolutionary Algorithms </text:span><text:span text:style-name="T6">(</text:span><text:span text:style-name="T5">EAs)</text:span><text:span text:style-name="T4">. In this work, </text:span><text:span text:style-name="T7">this technique </text:span><text:span text:style-name="T9">is incorporated to a based-dominance Multi-Objective Evolutionary Algorithm (MOEA).</text:span></text:p>
      <text:p text:style-name="P12"/>
      <text:p text:style-name="P5"><text:span text:style-name="T10">Experimental validation is carried out with some of the most popular and widely used bechmarks in the multi-objective field. These problems are the WFG, DTLZ, and UF</text:span>. <text:span text:style-name="T11">In additon, the well-known MOEAs NSGA-II, MOEA/D and R2-EMOA classified as based dominance, based decomposition and based indicator were taken into account. This full-validation</text:span> <text:span text:style-name="T14">includes the usual comparison, <text:s/>and several important analyzes including the scalability in the decision variables showing the important benefits of our proposal in middle-term and long-term executions. In fact, results of the state-of-the-art algorithms are clearly improved in terms of the hyper-volume and Inverted Generational Distance Plus (IGD+). Proper statistical tests to ensure the correctness of the conclusions were taken into account. </text:span></text:p>
      <text:p text:style-name="P10"/>
      <text:p text:style-name="P9">The manuscript also <text:span text:style-name="T12">provides a brief literature review including diversity management strategies and several diversity based MOEAs proposed until now, resulting in perhaps the first MOEA that explicitly manages diversity in the decision variable space taking into account the stopping criterion and elapsed function evaluations. Thus to cover widely the advantages of our proposal the paper consist of 12 pages.</text:span></text:p>
      <text:p text:style-name="P5"/>
      <text:p text:style-name="P6">The proposal is robust and quite innovate in the field. Moreover it fulfills the aims and scope of the journal so we consider it to be a good paper for the <text:span text:style-name="T13">IEEE Transactions on Cybernetics</text:span>. This manuscript has no been published and is no<text:span text:style-name="T13">t</text:span> under consideration for publication elsewhere.</text:p>
      <text:p text:style-name="P4"/>
      <text:p text:style-name="P3"><text:s/></text:p>
      <text:p text:style-name="P7">Thank you for your 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6T09:01:28.036639616</meta:creation-date>
    <dc:date>2019-09-12T09:39:18.520168576</dc:date>
    <meta:editing-duration>PT1H48M40S</meta:editing-duration>
    <meta:editing-cycles>16</meta:editing-cycles>
    <meta:generator>LibreOffice/6.0.7.3$Linux_X86_64 LibreOffice_project/00m0$Build-3</meta:generator>
    <meta:document-statistic meta:table-count="0" meta:image-count="0" meta:object-count="0" meta:page-count="1" meta:paragraph-count="7" meta:word-count="339" meta:character-count="2292" meta:non-whitespace-character-count="1956"/>
  </office:meta>
</office:document-meta>
</file>